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bf00" fo:padding="0.097cm" fo:border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8f96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f962" officeooo:paragraph-rsid="0018f962"/>
    </style:style>
    <style:style style:name="P3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solid" style:text-underline-width="auto" style:text-underline-color="font-color" officeooo:rsid="0018f962" officeooo:paragraph-rsid="0018f962"/>
    </style:style>
    <style:style style:name="P4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solid" style:text-underline-width="auto" style:text-underline-color="font-color" officeooo:rsid="001aa895" officeooo:paragraph-rsid="001aa895"/>
    </style:style>
    <style:style style:name="P5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none" officeooo:rsid="0018f962" officeooo:paragraph-rsid="0018f962"/>
    </style:style>
    <style:style style:name="P6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none" officeooo:rsid="001d0800" officeooo:paragraph-rsid="001d0800"/>
    </style:style>
    <style:style style:name="P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none" officeooo:rsid="001e7f5f" officeooo:paragraph-rsid="001e7f5f"/>
    </style:style>
    <style:style style:name="P8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none" officeooo:rsid="00213b8a" officeooo:paragraph-rsid="00213b8a"/>
    </style:style>
    <style:style style:name="P9" style:family="paragraph" style:parent-style-name="Standard">
      <style:paragraph-properties fo:text-align="start" style:justify-single-word="false"/>
      <style:text-properties officeooo:paragraph-rsid="0018f962"/>
    </style:style>
    <style:style style:name="P10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officeooo:paragraph-rsid="001aa895"/>
    </style:style>
    <style:style style:name="P11" style:family="paragraph" style:parent-style-name="Standard">
      <style:paragraph-properties fo:text-align="center" style:justify-single-word="false"/>
      <style:text-properties fo:color="#c9211e" officeooo:rsid="00182daa" officeooo:paragraph-rsid="0018f962"/>
    </style:style>
    <style:style style:name="P12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fo:font-weight="bold" officeooo:rsid="0018f962" officeooo:paragraph-rsid="0018f962" style:font-weight-asian="bold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c9211e" style:text-underline-style="solid" style:text-underline-width="auto" style:text-underline-color="font-color" fo:font-weight="bold" officeooo:rsid="0018f962" officeooo:paragraph-rsid="001aa895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c9211e" style:text-underline-style="solid" style:text-underline-width="auto" style:text-underline-color="font-color" fo:font-weight="bold" officeooo:rsid="001d0800" officeooo:paragraph-rsid="001d0800" style:font-weight-asian="bold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use-window-font-color="true" style:text-underline-style="none" fo:font-weight="normal" officeooo:rsid="001d0800" officeooo:paragraph-rsid="001d0800" style:font-weight-asian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3465a4" style:text-underline-style="solid" style:text-underline-width="auto" style:text-underline-color="font-color" officeooo:rsid="0018f962" officeooo:paragraph-rsid="001aa895"/>
    </style:style>
    <style:style style:name="P17" style:family="paragraph" style:parent-style-name="Standard">
      <style:paragraph-properties fo:text-align="start" style:justify-single-word="false"/>
      <style:text-properties fo:color="#3465a4" style:text-underline-style="solid" style:text-underline-width="auto" style:text-underline-color="font-color" officeooo:rsid="0018f962" officeooo:paragraph-rsid="0018f962"/>
    </style:style>
    <style:style style:name="P18" style:family="paragraph" style:parent-style-name="Standard">
      <style:paragraph-properties fo:text-align="start" style:justify-single-word="false">
        <style:tab-stops>
          <style:tab-stop style:position="3.307cm"/>
          <style:tab-stop style:position="4.346cm"/>
        </style:tab-stops>
      </style:paragraph-properties>
      <style:text-properties fo:color="#3465a4" style:text-underline-style="solid" style:text-underline-width="auto" style:text-underline-color="font-color" officeooo:rsid="0018f962" officeooo:paragraph-rsid="0018f962"/>
    </style:style>
    <style:style style:name="P19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3465a4" style:text-underline-style="solid" style:text-underline-width="auto" style:text-underline-color="font-color" officeooo:rsid="001aa895" officeooo:paragraph-rsid="001aa895"/>
    </style:style>
    <style:style style:name="P20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f962" officeooo:paragraph-rsid="0018f962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1b501f" officeooo:paragraph-rsid="001b501f"/>
    </style:style>
    <style:style style:name="T1" style:family="text">
      <style:text-properties officeooo:rsid="0018f962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officeooo:rsid="0018f962" style:font-weight-asian="normal" style:font-weight-complex="normal"/>
    </style:style>
    <style:style style:name="T4" style:family="text">
      <style:text-properties style:text-underline-style="none" officeooo:rsid="0018f962"/>
    </style:style>
    <style:style style:name="T5" style:family="text">
      <style:text-properties fo:color="#c9211e" style:text-underline-style="solid" style:text-underline-width="auto" style:text-underline-color="font-color" fo:font-weight="bold" officeooo:rsid="0018f962" style:font-weight-asian="bold" style:font-weight-complex="bold"/>
    </style:style>
    <style:style style:name="T6" style:family="text">
      <style:text-properties fo:color="#c9211e" style:text-underline-style="solid" style:text-underline-width="auto" style:text-underline-color="font-color" fo:font-weight="bold" officeooo:rsid="001aa895" style:font-weight-asian="bold" style:font-weight-complex="bold"/>
    </style:style>
    <style:style style:name="T7" style:family="text">
      <style:text-properties officeooo:rsid="001b501f"/>
    </style:style>
    <style:style style:name="T8" style:family="text">
      <style:text-properties officeooo:rsid="00213b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uméro de projet 20</text:span></text:p>
      <text:p text:style-name="P9"><text:span text:style-name="T3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0">Cahier des charges</text:p>
          </table:table-cell>
        </table:table-row>
      </table:table>
      <text:p text:style-name="P11"><text:span text:style-name="T2"/></text:p>
      <text:p text:style-name="P12">I Présentation du projet</text:p>
      <text:p text:style-name="P12"/>
      <text:p text:style-name="P16">Les acteurs du projet</text:p>
      <text:p text:style-name="P13"/>
      <text:p text:style-name="P15">Maître d’ouvrage :</text:p>
      <text:p text:style-name="P15"/>
      <text:p text:style-name="P15">Maître d’œuvre :</text:p>
      <text:p text:style-name="P15"/>
      <text:p text:style-name="P15">Chef de projet :</text:p>
      <text:p text:style-name="P15"/>
      <text:p text:style-name="P15">Equipe :</text:p>
      <text:p text:style-name="P15">Ugo → a pour qualités ….</text:p>
      <text:p text:style-name="P15">Maxime → a pour qualités …</text:p>
      <text:p text:style-name="P15">Jérémy → a pour qualités …</text:p>
      <text:p text:style-name="P15">Adrien → a pour qualités …</text:p>
      <text:p text:style-name="P15">Antoine → a pour qualités …</text:p>
      <text:p text:style-name="P14"/>
      <text:p text:style-name="P2"/>
      <text:p text:style-name="P17">Nature de la prestation demandée</text:p>
      <text:p text:style-name="P2"/>
      <text:p text:style-name="P2"/>
      <text:p text:style-name="P2"/>
      <text:p text:style-name="P2"/>
      <text:p text:style-name="P18">Estimation des grandes étapes et dates butoirs</text:p>
      <text:p text:style-name="P3"/>
      <text:p text:style-name="P5">W<text:span text:style-name="T7">BS :</text:span></text:p>
      <text:p text:style-name="P3"/>
      <text:p text:style-name="P7">Délai de réalisation :</text:p>
      <text:p text:style-name="P7"/>
      <text:p text:style-name="P7">Niveau de confidentialité : … </text:p>
      <text:p text:style-name="P3"/>
      <table:table table:name="Tableau2" table:style-name="Tableau2">
        <table:table-column table:style-name="Tableau2.A" table:number-columns-repeated="4"/>
        <table:table-row table:style-name="TableLine94592131653824">
          <table:table-cell table:style-name="Tableau2.A1" table:number-columns-spanned="4" office:value-type="string">
            <text:p text:style-name="P22">Devis :</text:p>
          </table:table-cell>
          <table:covered-table-cell/>
          <table:covered-table-cell/>
          <table:covered-table-cell/>
        </table:table-row>
        <table:table-row table:style-name="TableLine94592131653824"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D2" office:value-type="string">
            <text:p text:style-name="P21"/>
          </table:table-cell>
        </table:table-row>
        <table:table-row table:style-name="TableLine94592131653824"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D2" office:value-type="string">
            <text:p text:style-name="P21"/>
          </table:table-cell>
        </table:table-row>
        <table:table-row table:style-name="TableLine94592131653824"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D2" office:value-type="string">
            <text:p text:style-name="P21"/>
          </table:table-cell>
        </table:table-row>
      </table:table>
      <text:p text:style-name="P3"/>
      <text:p text:style-name="P3"/>
      <text:p text:style-name="P19">Organisation de l’équipe et du travail</text:p>
      <text:p text:style-name="P4"/>
      <text:p text:style-name="P6">Outil de communication :</text:p>
      <text:p text:style-name="P6"/>
      <text:p text:style-name="P6">Outil <text:span text:style-name="T8">utilisé pour partager le travail :</text:span></text:p>
      <text:p text:style-name="P6"/>
      <text:p text:style-name="P8">Planning réunion (démo, début de sprint, …)</text:p>
      <text:p text:style-name="P8"/>
      <text:p text:style-name="P4"/>
      <text:p text:style-name="P10"><text:soft-page-break/><text:span text:style-name="T5">I</text:span><text:span text:style-name="T6">I</text:span><text:span text:style-name="T5"> </text:span><text:span text:style-name="T6">Cahier des charges fonctionnel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23:33:20.557764203</meta:creation-date>
    <dc:date>2021-11-17T00:00:13.645811093</dc:date>
    <meta:editing-duration>PT26M49S</meta:editing-duration>
    <meta:editing-cycles>8</meta:editing-cycles>
    <meta:generator>LibreOffice/6.4.7.2$Linux_X86_64 LibreOffice_project/40$Build-2</meta:generator>
    <meta:document-statistic meta:table-count="2" meta:image-count="0" meta:object-count="0" meta:page-count="2" meta:paragraph-count="24" meta:word-count="111" meta:character-count="590" meta:non-whitespace-character-count="502"/>
  </office:meta>
</office:document-meta>
</file>